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rumentedBridgeMethods.resourcebundlegetBundle( String baseNam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strumentedBridgeMethods.classforName( String className , boolean initialize , ClassLoader 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strumentedBridgeMethods.classforName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strumentedBridgeMethods.classgetDeclaredField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trumentedBridgeMethods.resourcebundlegetBundle( String bas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strumentedBridgeMethods.classgetConstructor( Class &lt; ? &gt; clazz , Class &lt; ? &gt; [ ] parameter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strumentedBridgeMethods.classgetResourceAsStream( Class &lt; ? &gt; clazz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trumentedBridgeMethods.proxynewProxyInstance( ClassLoader loader , Class &lt; ? &gt; [ ] interfaces , InvocationHandler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strumentedBridgeMethods.classloaderresources( ClassLoader classLoad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trumentedBridgeMethods.classloadergetResourceAsStream( ClassLoader classLoad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trumentedBridgeMethods.classgetDeclaredClasses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trumentedBridgeMethods.classgetMethod( Class &lt; ? &gt; clazz , String name , Class &lt; ? &gt; ... parameter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strumentedBridgeMethods.InstrumentedBridge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strumentedBridgeMethods.resourcebundlegetBundle( String baseName , Locale targetLocale , ClassLoader loader , ResourceBundle . Control contr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strumentedBridgeMethods.resourcebundlegetBundle( String baseName , Module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strumentedBridgeMethods.resourcebundlegetBundle( String baseName , Locale targetLocale , Module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strumentedBridgeMethods.classgetField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trumentedBridgeMethods.classloadergetResource( ClassLoader classLoad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trumentedBridgeMethods.classgetConstructors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strumentedBridgeMethods.classgetClasses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trumentedBridgeMethods.classloadergetResources( ClassLoader classLoad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strumentedBridgeMethods.classgetResource( Class &lt; ? &gt; clazz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trumentedBridgeMethods.classgetDeclaredField( Class &lt; ? &gt; clazz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strumentedBridgeMethods.resourcebundlegetBundle( String baseName , ResourceBundle . Control contr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strumentedBridgeMethods.classgetDeclaredMethod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trumentedBridgeMethods.fieldget( Field field , Object obje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strumentedBridgeMethods.classgetDeclaredConstructors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strumentedBridgeMethods.resourcebundlegetBundle( String baseName , Locale targetLocale , ResourceBundle . Control contr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strumentedBridgeMethods.classgetDeclaredMethod( Class &lt; ? &gt; clazz , String name , Class &lt; ? &gt; ...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strumentedBridgeMethods.classgetMethod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strumentedBridgeMethods.modulegetResourceAsStream( Module modul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trumentedBridgeMethods.methodinvoke( Method method , Object object , Object ... argume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strumentedBridgeMethods.classgetField( Class &lt; ? &gt; clazz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strumentedBridgeMethods.fieldset( Field field , Object object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nstrumentedBridgeMethods.constructornewInstance( Constructor &lt; ? &gt; constructor , Object ... argume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strumentedBridgeMethods.resourcebundlegetBundle( String baseName , Locale locale , ClassLoader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strumentedBridgeMethods.classgetDeclaredConstructor( Class &lt; ? &gt; clazz , Class &lt; ? &gt; [ ] parameter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strumentedBridgeMethods.classloaderloadClass( ClassLoader classLoader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